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7254e" style:font-size-asian="16pt" style:font-size-complex="16pt"/>
    </style:style>
    <style:style style:name="P2" style:family="paragraph" style:parent-style-name="Standard">
      <style:text-properties officeooo:paragraph-rsid="001901e0"/>
    </style:style>
    <style:style style:name="P3" style:family="paragraph" style:parent-style-name="Standard">
      <style:text-properties fo:font-weight="bold" officeooo:paragraph-rsid="001a0923" style:font-weight-asian="bold" style:font-weight-complex="bold"/>
    </style:style>
    <style:style style:name="P4" style:family="paragraph" style:parent-style-name="Standard">
      <style:text-properties officeooo:paragraph-rsid="001a0923"/>
    </style:style>
    <style:style style:name="P5" style:family="paragraph" style:parent-style-name="Standard" style:master-page-name="Standard">
      <style:paragraph-properties style:page-number="auto"/>
      <style:text-properties fo:font-size="16pt" officeooo:paragraph-rsid="0017254e" style:font-size-asian="16pt" style:font-size-complex="16pt"/>
    </style:style>
    <style:style style:name="P6" style:family="paragraph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officeooo:rsid="00190eac"/>
    </style:style>
    <style:style style:name="T2" style:family="text">
      <style:text-properties fo:font-weight="bold" officeooo:rsid="00190eac" style:font-weight-asian="bold" style:font-weight-complex="bold"/>
    </style:style>
    <style:style style:name="T3" style:family="text">
      <style:text-properties fo:font-weight="bold" officeooo:rsid="001aeb78" style:font-weight-asian="bold" style:font-weight-complex="bold"/>
    </style:style>
    <style:style style:name="T4" style:family="text">
      <style:text-properties fo:font-weight="bold" officeooo:rsid="0017c10f" style:font-weight-asian="bold" style:font-weight-complex="bold"/>
    </style:style>
    <style:style style:name="T5" style:family="text">
      <style:text-properties officeooo:rsid="0017254e"/>
    </style:style>
    <style:style style:name="T6" style:family="text">
      <style:text-properties officeooo:rsid="001901e0"/>
    </style:style>
    <style:style style:name="T7" style:family="text">
      <style:text-properties officeooo:rsid="001a0923"/>
    </style:style>
    <style:style style:name="T8" style:family="text">
      <style:text-properties officeooo:rsid="001aa135"/>
    </style:style>
    <style:style style:name="T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00008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ffffff" fo:min-height="1.0374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ffffff" fo:min-height="0.3256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Concurrency Control </text:span><text:span text:style-name="T3">T</text:span><text:span text:style-name="T2">est </text:span><text:span text:style-name="T4">2</text:span><text:span text:style-name="T2">:</text:span><text:span text:style-name="T1"> </text:span></text:p>
      <text:p text:style-name="P1"><text:span text:style-name="T1">Person </text:span><text:span text:style-name="T5">Hiring</text:span></text:p>
      <text:p text:style-name="Standard"/>
      <text:p text:style-name="P2"><text:span text:style-name="T6">In this test, we will attempt to hire a person for a job. <text:s/>The hiring process requires that we updated the job relation and then insert a row into the employment relation. <text:s/>But the job market is competitive. <text:s/>Multiple people may be trying to acquire the same job at the same time. <text:s/>Some may even get sneaky and take the job before they update the job's availability. <text:s/>Or the boss may go over HR's head, and give his brother a job without telling HR to take down the job posting. <text:s/></text:span></text:p>
      <text:p text:style-name="P2"><text:span text:style-name="T6"/></text:p>
      <text:p text:style-name="P2"><text:span text:style-name="T6">Suppose that a process EmployTestWait begins the process of hiring a new employee. <text:s/>Following proper HR protocol, the process first changes the job listing's status by updating the closing_date field for the job. <text:s/>Once complete, the process can then insert a row into the employment relation associating the person with the job. <text:s/>But before it can do this, the process hangs. <text:s/>In the mean time, the process EmployTest spawns. <text:s/>It updates the employment table with a relation associating a different person with that job. <text:s/>When EmployTestWait finally starts working again, it finds that the </text:span><text:span text:style-name="T7">employment table has been modified and the transaction is no longer serializable. <text:s/>It rolls back the transaction so that it can try again. <text:s/></text:span></text:p>
      <text:p text:style-name="Standard"/>
      <text:p text:style-name="P3"><text:span text:style-name="T1">Replication:</text:span></text:p>
      <text:p text:style-name="P4"><draw:frame draw:style-name="fr1" draw:name="Frame1" text:anchor-type="paragraph" svg:x="3.9984in" svg:y="0.1898in" svg:width="3.1374in" draw:z-index="0"><draw:text-box fo:min-height="1.5063in"><text:p text:style-name="Drawing"><draw:frame text:anchor-type="paragraph" draw:z-index="1" draw:style-name="gr1" draw:text-style-name="P6" svg:width="3.1358in" svg:height="1.6622in" svg:x="0.0016in" svg:y="0.0016in"><draw:text-box><text:p text:style-name="P6">Employment Test with WAITING</text:p><text:p text:style-name="P6">Adding a dummy job to the database</text:p><text:p text:style-name="P6">Now on to hiring!</text:p><text:p text:style-name="P6">Hire Phase</text:p><text:p text:style-name="P6">Updating Job's status...</text:p><text:p text:style-name="P6">1 lines changed</text:p><text:p text:style-name="P6">Press enter to continue.</text:p></draw:text-box></draw:frame>Drawing <text:sequence text:ref-name="refDrawing0" text:name="Drawing" text:formula="ooow:Drawing+1" style:num-format="1">1</text:sequence>: step 1</text:p></draw:text-box></draw:frame><text:span text:style-name="T1"/></text:p>
      <text:p text:style-name="P4"><text:span text:style-name="T1">1. <text:s/>Run </text:span><text:span text:style-name="T7">EmployTestWait</text:span><text:span text:style-name="T1">.java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Frame2" text:anchor-type="paragraph" svg:x="3.9882in" svg:y="0.0311in" svg:width="3.1374in" draw:z-index="2"><draw:text-box fo:min-height="1.1445in"><text:p text:style-name="Drawing"><draw:frame text:anchor-type="paragraph" draw:z-index="3" draw:style-name="gr2" draw:text-style-name="P6" svg:width="3.1358in" svg:height="0.726in" svg:x="0.0016in" svg:y="0.0016in"><draw:text-box><text:p text:style-name="P6">###Forced Hire Process Started</text:p><text:p text:style-name="P6">###Inserted Correctly!</text:p></draw:text-box></draw:frame>Drawing <text:sequence text:ref-name="refDrawing1" text:name="Drawing" text:formula="ooow:Drawing+1" style:num-format="1">2</text:sequence>: step <text:span text:style-name="T8">2</text:span></text:p></draw:text-box></draw:frame><text:span text:style-name="T1">2. <text:s/>When the process pauses for a keypress, run </text:span><text:span text:style-name="T7">EmployTest</text:span><text:span text:style-name="T1">.java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s/></text:span></text:p>
      <text:p text:style-name="P4"><draw:frame draw:style-name="fr1" draw:name="Frame3" text:anchor-type="paragraph" svg:x="3.9882in" svg:y="0.0311in" svg:width="3.1374in" draw:z-index="4"><draw:text-box fo:min-height="1.1445in"><text:p text:style-name="Drawing"><draw:frame text:anchor-type="paragraph" draw:z-index="5" draw:style-name="gr2" draw:text-style-name="P6" svg:width="3.1358in" svg:height="2.4504in" svg:x="0.0016in" svg:y="0.0016in"><draw:text-box><text:p text:style-name="P6">Adding Employment...</text:p><text:p text:style-name="P7"><text:span text:style-name="T9">Adding Employment Error: </text:span><text:span text:style-name="T10">java.sql.SQLException</text:span><text:span text:style-name="T9">: ORA-08177: can't serialize access for this transaction</text:span></text:p><text:p text:style-name="P7"/><text:p text:style-name="P6">Error: Rollback!</text:p><text:p text:style-name="P6">Adding Employment...</text:p><text:p text:style-name="P6">0 lines removed</text:p><text:p text:style-name="P6">Deleting...</text:p><text:p text:style-name="P6">1 lines removed</text:p><text:p text:style-name="P6">Removing job...</text:p><text:p text:style-name="P6">1 lines changed</text:p></draw:text-box></draw:frame>Drawing <text:sequence text:ref-name="refDrawing2" text:name="Drawing" text:formula="ooow:Drawing+1" style:num-format="1">3</text:sequence>: step <text:span text:style-name="T8">3</text:span></text:p></draw:text-box></draw:frame><text:span text:style-name="T1">3. <text:s/>When </text:span><text:span text:style-name="T7">EmployTest</text:span><text:span text:style-name="T1"> finishes, return to the </text:span><text:span text:style-name="T7">EmployTestWait</text:span><text:span text:style-name="T1"> console and press enter. <text:s/>The process should report a </text:span><text:span text:style-name="T7">serialization</text:span><text:span text:style-name="T1"> error and rollback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9:00:39.96</meta:creation-date>
    <dc:date>2013-12-02T09:26:22.26</dc:date>
    <meta:editing-duration>PT24M55S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2" meta:word-count="260" meta:character-count="1552" meta:non-whitespace-character-count="1281"/>
  </office:meta>
</office:document-meta>
</file>